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404E766E2BD782671A.png" manifest:media-type="image/png"/>
  <manifest:file-entry manifest:full-path="Pictures/1000020100000320000001E047F75D23D34AD682.png" manifest:media-type="image/png"/>
  <manifest:file-entry manifest:full-path="Pictures/10000201000003200000021253AAB67C660C35C9.png" manifest:media-type="image/png"/>
  <manifest:file-entry manifest:full-path="Pictures/100002010000032000000212A53470E614C3BF97.png" manifest:media-type="image/png"/>
  <manifest:file-entry manifest:full-path="Pictures/1000020100000320000001E0371C5B736955EC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atin Modern Roman" fo:font-size="12pt" fo:font-style="italic" fo:text-shadow="none" style:text-underline-style="none" fo:font-weight="bold" style:letter-kerning="true" style:font-name-asian="Droid Sans Fallback" style:font-size-asian="18pt" style:font-style-asian="italic" style:font-weight-asian="bold" style:font-name-complex="DejaVu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style:font-name="Latin Modern Roman"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atin Modern Roman" fo:font-size="12pt" fo:font-style="italic" fo:text-shadow="none" style:text-underline-style="none" fo:font-weight="bold" style:letter-kerning="true" style:font-name-asian="Droid Sans Fallback" style:font-size-asian="18pt" style:font-style-asian="italic" style:font-weight-asian="bold" style:font-name-complex="DejaVu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Latin Modern Roman"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4.502cm" svg:height="2.251cm" svg:x="0.4cm" svg:y="1.248cm">
            <draw:image xlink:href="Pictures/1000020100000280000001404E766E2BD782671A.png" xlink:type="simple" xlink:show="embed" xlink:actuate="onLoad">
              <text:p/>
            </draw:image>
          </draw:frame>
          <draw:frame draw:style-name="gr1" draw:text-style-name="P1" draw:layer="layout" svg:width="4.502cm" svg:height="2.251cm" svg:x="4.9cm" svg:y="1.249cm">
            <draw:image xlink:href="Pictures/1000020100000280000001404E766E2BD782671A.png" xlink:type="simple" xlink:show="embed" xlink:actuate="onLoad">
              <text:p/>
            </draw:image>
          </draw:frame>
          <draw:frame draw:style-name="gr1" draw:text-style-name="P1" draw:layer="layout" svg:width="4.502cm" svg:height="2.251cm" svg:x="8.3cm" svg:y="1.248cm">
            <draw:image xlink:href="Pictures/1000020100000280000001404E766E2BD782671A.png" xlink:type="simple" xlink:show="embed" xlink:actuate="onLoad">
              <text:p/>
            </draw:image>
          </draw:frame>
          <draw:frame draw:style-name="gr1" draw:text-style-name="P1" draw:layer="layout" svg:width="4.502cm" svg:height="2.251cm" svg:x="12.8cm" svg:y="1.249cm">
            <draw:image xlink:href="Pictures/1000020100000280000001404E766E2BD782671A.png" xlink:type="simple" xlink:show="embed" xlink:actuate="onLoad">
              <text:p/>
            </draw:image>
          </draw:frame>
        </draw:g>
        <draw:measure draw:style-name="gr2" draw:text-style-name="P3" draw:layer="measurelines" svg:x1="2.7cm" svg:y1="1.8cm" svg:x2="9.4cm" svg:y2="1.8cm">
          <text:p text:style-name="P2"><text:span text:style-name="T1">Segment i</text:span></text:p>
        </draw:measure>
        <draw:measure draw:style-name="gr2" draw:text-style-name="P1" draw:layer="layout" svg:x1="9.4cm" svg:y1="1.8cm" svg:x2="15cm" svg:y2="1.8cm">
          <text:p text:style-name="P4"><text:span text:style-name="T1">Segment i+1</text:span></text:p>
        </draw:measure>
        <draw:connector draw:style-name="gr3" draw:text-style-name="P5" draw:layer="layout" draw:type="line" svg:x1="17.383cm" svg:y1="0.979cm" svg:x2="14.987cm" svg:y2="1cm" svg:d="M17383 979l-2396 21" svg:viewBox="0 0 2397 22">
          <text:p/>
        </draw:connector>
        <draw:connector draw:style-name="gr3" draw:text-style-name="P5" draw:layer="layout" draw:type="line" svg:x1="0.564cm" svg:y1="1cm" svg:x2="2.7cm" svg:y2="1cm" svg:d="M564 1000h2136" svg:viewBox="0 0 2137 1">
          <text:p/>
        </draw:connector>
        <draw:frame draw:style-name="gr1" draw:text-style-name="P1" draw:layer="layout" svg:width="4.503cm" svg:height="2.701cm" svg:x="0.2cm" svg:y="6.2cm">
          <draw:image xlink:href="Pictures/1000020100000320000001E047F75D23D34AD682.png" xlink:type="simple" xlink:show="embed" xlink:actuate="onLoad">
            <text:p/>
          </draw:image>
        </draw:frame>
        <draw:frame draw:style-name="gr1" draw:text-style-name="P1" draw:layer="layout" svg:width="4.059cm" svg:height="2.69cm" svg:x="5.041cm" svg:y="6.2cm">
          <draw:image xlink:href="Pictures/10000201000003200000021253AAB67C660C35C9.png" xlink:type="simple" xlink:show="embed" xlink:actuate="onLoad">
            <text:p/>
          </draw:image>
        </draw:frame>
        <draw:frame draw:style-name="gr1" draw:text-style-name="P1" draw:layer="layout" svg:width="4.5cm" svg:height="2.7cm" svg:x="9.397cm" svg:y="6.2cm">
          <draw:image xlink:href="Pictures/1000020100000320000001E0371C5B736955EC1F.png" xlink:type="simple" xlink:show="embed" xlink:actuate="onLoad">
            <text:p/>
          </draw:image>
        </draw:frame>
        <draw:frame draw:style-name="gr1" draw:text-style-name="P1" draw:layer="layout" svg:width="4.075cm" svg:height="2.7cm" svg:x="14.2cm" svg:y="6.2cm">
          <draw:image xlink:href="Pictures/100002010000032000000212A53470E614C3BF97.png" xlink:type="simple" xlink:show="embed" xlink:actuate="onLoad">
            <text:p/>
          </draw:image>
        </draw:frame>
        <draw:line draw:style-name="gr4" draw:text-style-name="P5" draw:layer="layout" svg:x1="2.6cm" svg:y1="2.9cm" svg:x2="0.2cm" svg:y2="6.2cm">
          <text:p/>
        </draw:line>
        <draw:line draw:style-name="gr4" draw:text-style-name="P5" draw:layer="layout" svg:x1="3.7cm" svg:y1="2.9cm" svg:x2="4.7cm" svg:y2="6.2cm">
          <text:p/>
        </draw:line>
        <draw:line draw:style-name="gr4" draw:text-style-name="P5" draw:layer="layout" svg:x1="6cm" svg:y1="2.9cm" svg:x2="5.1cm" svg:y2="6.2cm">
          <text:p/>
        </draw:line>
        <draw:line draw:style-name="gr4" draw:text-style-name="P5" draw:layer="layout" svg:x1="7.2cm" svg:y1="2.9cm" svg:x2="9.1cm" svg:y2="6.2cm">
          <text:p/>
        </draw:line>
        <draw:line draw:style-name="gr4" draw:text-style-name="P5" draw:layer="layout" svg:x1="8.3cm" svg:y1="2.9cm" svg:x2="9.4cm" svg:y2="6.2cm">
          <text:p/>
        </draw:line>
        <draw:line draw:style-name="gr4" draw:text-style-name="P5" draw:layer="layout" svg:x1="9.4cm" svg:y1="2.9cm" svg:x2="13.9cm" svg:y2="6.2cm">
          <text:p/>
        </draw:line>
        <draw:line draw:style-name="gr4" draw:text-style-name="P5" draw:layer="layout" svg:x1="12.8cm" svg:y1="2.9cm" svg:x2="14.2cm" svg:y2="6.2cm">
          <text:p/>
        </draw:line>
        <draw:line draw:style-name="gr4" draw:text-style-name="P5" draw:layer="layout" svg:x1="13.9cm" svg:y1="2.9cm" svg:x2="18.2cm" svg:y2="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5-08-13T14:10:21.997610373</meta:creation-date>
    <dc:date>2015-11-17T09:30:45.648925331</dc:date>
    <meta:editing-duration>PT2H26M34S</meta:editing-duration>
    <meta:editing-cycles>30</meta:editing-cycles>
    <meta:generator>LibreOffice/5.0.2.2$Linux_X86_64 LibreOffice_project/00m0$Build-2</meta:generator>
    <dc:creator>Mohamed ZARKA</dc:creator>
    <meta:document-statistic meta:object-count="21"/>
  </office:meta>
</office:document-meta>
</file>